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P1" style:parent-style-name="AngabeErsteSeite">
      <style:paragraph-properties fo:background-color="#ffff00" fo:margin-left="0pt" fo:margin-right="94.39pt" fo:text-indent="0pt" style:auto-text-indent="false" style:writing-mode="lr-tb">
        <style:background-image/>
      </style:paragraph-properties>
    </style:style>
  </office:automatic-styles>
  <office:body>
    <office:text>
      <text:variable-decls>
        <text:variable-decl office:value-type="string" text:name="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ate"/><text:tab/><text:variable-input office:string-value="28.08.2012" office:value-type="string" text:description="Datum - 28.08.2012" text:display="none" text:formula="ooow:28.08.2012" text:name="Date"/><text:bookmark-end text:name="Date"/><text:variable-get text:name="Date">28.08.2012</text:variable-get><text:span><text:tab/></text:span><text:s text:c="3"/></text:p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graphic">
      <style:graphic-properties draw:end-line-spacing-horizontal="8.02pt" draw:end-line-spacing-vertical="8.02pt" draw:shadow-offset-x="8.5pt" draw:shadow-offset-y="8.5pt" draw:start-line-spacing-horizontal="8.02pt" draw:start-line-spacing-vertical="8.02pt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21pt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6.01pt" fo:margin-top="11.99pt"/>
      <style:text-properties fo:font-size="14pt" style:font-name="Liberation Sans" style:font-name-asian="DejaVu Sans" style:font-name-complex="Lohit Devanagari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6.01pt" fo:margin-top="0pt"/>
    </style:style>
    <style:style style:class="list" style:family="paragraph" style:name="List" style:parent-style-name="Text_20_body">
      <style:text-properties style:font-name-complex="Lohit Devanagari1" style:font-size-asian="12pt"/>
    </style:style>
    <style:style style:class="extra" style:family="paragraph" style:name="Caption" style:parent-style-name="Standard">
      <style:paragraph-properties fo:margin-bottom="6.01pt" fo:margin-top="6.01pt" text:line-number="0" text:number-lines="false"/>
      <style:text-properties fo:font-size="12pt" fo:font-style="italic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Lohit Devanagari1" style:font-size-asian="12pt"/>
    </style:style>
    <style:style style:family="paragraph" style:name="AngabeErsteSeite" style:parent-style-name="Text_20_body">
      <style:paragraph-properties fo:margin-bottom="0pt" fo:margin-left="62.96pt" fo:margin-right="94.39pt" fo:margin-top="0pt" fo:text-indent="-62.96pt" style:auto-text-indent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21.6pt" fo:text-indent="-21.6pt" text:label-followed-by="listtab" text:list-tab-stop-position="21.6pt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28.8pt" fo:text-indent="-28.8pt" text:label-followed-by="listtab" text:list-tab-stop-position="28.8pt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36pt" fo:text-indent="-36pt" text:label-followed-by="listtab" text:list-tab-stop-position="36pt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43.2pt" fo:text-indent="-43.2pt" text:label-followed-by="listtab" text:list-tab-stop-position="43.2pt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50.4pt" fo:text-indent="-50.4pt" text:label-followed-by="listtab" text:list-tab-stop-position="50.4pt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57.6pt" fo:text-indent="-57.6pt" text:label-followed-by="listtab" text:list-tab-stop-position="57.6pt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64.8pt" fo:text-indent="-64.8pt" text:label-followed-by="listtab" text:list-tab-stop-position="64.8pt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72pt" fo:text-indent="-72pt" text:label-followed-by="listtab" text:list-tab-stop-position="72pt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79.2pt" fo:text-indent="-79.2pt" text:label-followed-by="listtab" text:list-tab-stop-position="79.2pt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86.4pt" fo:text-indent="-86.4pt" text:label-followed-by="listtab" text:list-tab-stop-position="86.4pt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14.14pt"/>
    <style:default-page-layout>
      <style:page-layout-properties style:layout-grid-standard-mode="true"/>
    </style:default-page-layout>
  </office:styles>
  <office:automatic-styles>
    <style:page-layout style:name="Mpm1">
      <style:page-layout-properties fo:margin-bottom="56.69pt" fo:margin-left="56.69pt" fo:margin-right="56.69pt" fo:margin-top="56.69pt" fo:page-height="841.89pt" fo:page-width="595.3pt" style:footnote-max-height="0pt" style:layout-grid-base-height="15.59pt" style:layout-grid-base-width="10.49pt" style:layout-grid-color="#c0c0c0" style:layout-grid-display="true" style:layout-grid-lines="44" style:layout-grid-mode="none" style:layout-grid-print="true" style:layout-grid-ruby-below="false" style:layout-grid-ruby-height="0pt" style:layout-grid-snap-to="true" style:layout-grid-snap-to-characters="true" style:num-format="1" style:print-orientation="portrait" style:writing-mode="lr-tb">
        <style:footnote-sep style:adjustment="left" style:color="#000000" style:distance-after-sep="2.86pt" style:distance-before-sep="2.86pt" style:line-style="solid" style:rel-width="25%" style:width="0.51pt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Oliver Specht</meta:initial-creator>
    <meta:creation-date>2013-05-07T16:10:57</meta:creation-date>
    <dc:date>2019-07-23T14:11:21</dc:date>
    <dc:creator>Oliver Specht</dc:creator>
    <meta:editing-duration>PT0.036S</meta:editing-duration>
    <meta:editing-cycles>4</meta:editing-cycles>
    <meta:generator>StarOffice/8$Win32 OpenOffice.org_project/680m18$Build-9161</meta:generator>
    <meta:document-statistic meta:character-count="11" meta:image-count="0" meta:non-whitespace-character-count="10" meta:object-count="0" meta:page-count="1" meta:paragraph-count="1" meta:table-count="0" meta:word-count="1"/>
  </office:meta>
</office:document-meta>
</file>